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896cm" fo:min-width="3.282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45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297cm" fo:min-width="1.735cm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="none" draw:fill-color="#729fcf" draw:textarea-horizontal-align="justify" draw:textarea-vertical-align="middle" draw:auto-grow-height="false" fo:min-height="15.498cm" fo:min-width="19.09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66cm" fo:min-width="0.512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67cm" fo:min-width="0.512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815cm" fo:min-width="3.23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59cm" fo:min-width="0.501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6cm" fo:min-width="0.501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259cm" fo:min-width="0.5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442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015cm" fo:min-width="3.282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ffffff" draw:fill="none" draw:textarea-horizontal-align="justify" draw:textarea-vertical-align="middle" draw:auto-grow-height="false" fo:min-height="26.674cm" fo:min-width="20.328cm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center"/>
      <style:text-properties fo:font-size="14pt"/>
    </style:style>
    <style:style style:name="P7" style:family="paragraph">
      <loext:graphic-properties draw:fill="solid" draw:fill-color="#ffffff"/>
      <style:paragraph-properties fo:text-align="center"/>
      <style:text-properties fo:font-size="1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88cm" svg:height="11.43cm" svg:x="1.081cm" svg:y="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103cm" svg:height="0.746cm" svg:x="2.937cm" svg:y="4.358cm">
          <draw:text-box>
            <text:p text:style-name="P2">Т1</text:p>
          </draw:text-box>
        </draw:frame>
        <draw:custom-shape draw:style-name="gr3" draw:text-style-name="P4" draw:layer="layout" svg:width="2.286cm" svg:height="1.134cm" svg:x="15.605cm" svg:y="25.80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5" draw:layer="layout" svg:width="19.59cm" svg:height="15.748cm" svg:x="23.589cm" svg:y="11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504cm" svg:height="0.802cm" svg:x="6.194cm" svg:y="1.902cm">
          <text:p text:style-name="P6">S<text:span text:style-name="T1">3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5.994cm" svg:y="2.704cm">
          <text:p text:style-name="P6">S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894cm" svg:y="3.507cm">
          <text:p text:style-name="P6"><text:span text:style-name="T2">W</text:span><text:span text:style-name="T1">3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6.395cm" svg:y="1.1cm">
          <text:p text:style-name="P6">S<text:span text:style-name="T1">2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793cm" svg:y="4.309cm">
          <text:p text:style-name="P6"><text:span text:style-name="T2">W</text:span>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493cm" svg:y="5.913cm">
          <text:p text:style-name="P6">S<text:span text:style-name="T1">3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45cm" svg:y="6.715cm">
          <text:p text:style-name="P6">S<text:span text:style-name="T1">4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693cm" svg:y="5.132cm">
          <text:p text:style-name="P6">S<text:span text:style-name="T1">2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249cm" svg:y="8.319cm">
          <text:p text:style-name="P6"><text:span text:style-name="T2">W</text:span><text:span text:style-name="T1">3</text:span><text:span text:style-name="T1">,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149cm" svg:y="9.121cm">
          <text:p text:style-name="P6"><text:span text:style-name="T2">W</text:span><text:span text:style-name="T1">4</text:span><text:span text:style-name="T1">,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35cm" svg:y="7.517cm">
          <text:p text:style-name="P6"><text:span text:style-name="T2">W</text:span><text:span text:style-name="T1">2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4.848cm" svg:y="10.726cm">
          <text:p text:style-name="P6"><text:span text:style-name="T2">W</text:span><text:span text:style-name="T1">3</text:span><text:span text:style-name="T1">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4.733cm" svg:y="11.528cm">
          <text:p text:style-name="P6"><text:span text:style-name="T2">W</text:span><text:span text:style-name="T1">4</text:span><text:span text:style-name="T1">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5.049cm" svg:y="9.923cm">
          <text:p text:style-name="P6"><text:span text:style-name="T2">W</text:span><text:span text:style-name="T1">2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6.021cm" svg:height="11.303cm" svg:x="14.48cm" svg:y="1.1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1.487cm" svg:height="0.793cm" svg:x="14.678cm" svg:y="3.804cm">
          <text:p text:style-name="P6">S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487cm" svg:height="0.794cm" svg:x="15.075cm" svg:y="1.424cm">
          <text:p text:style-name="P6"><text:span text:style-name="T2">W</text:span>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draw:layer="layout" svg:width="1.488cm" svg:height="0.793cm" svg:x="14.975cm" svg:y="2.218cm">
          <text:p text:style-name="P6"><text:span text:style-name="T2">W</text:span><text:span text:style-name="T1">3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87cm" svg:height="0.793cm" svg:x="14.777cm" svg:y="3.011cm">
          <text:p text:style-name="P6"><text:span text:style-name="T2">W</text:span>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87cm" svg:height="0.793cm" svg:x="14.579cm" svg:y="4.597cm">
          <text:p text:style-name="P6">S<text:span text:style-name="T1">3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487cm" svg:height="0.794cm" svg:x="14.381cm" svg:y="5.39cm">
          <text:p text:style-name="P6">S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88cm" svg:height="0.793cm" svg:x="14.281cm" svg:y="6.184cm">
          <text:p text:style-name="P6"><text:span text:style-name="T2">W</text:span><text:span text:style-name="T1">1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488cm" svg:height="0.793cm" svg:x="14.182cm" svg:y="6.977cm">
          <text:p text:style-name="P6"><text:span text:style-name="T2">W</text:span><text:span text:style-name="T1">3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87cm" svg:height="0.793cm" svg:x="14.083cm" svg:y="7.77cm">
          <text:p text:style-name="P6"><text:span text:style-name="T2">W</text:span><text:span text:style-name="T1">4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87cm" svg:height="0.793cm" svg:x="13.984cm" svg:y="8.563cm">
          <text:p text:style-name="P6">S<text:span text:style-name="T1">1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1" draw:text-style-name="P3" draw:layer="layout" svg:width="1.091cm" svg:height="0.746cm" svg:x="17.553cm" svg:y="4.597cm">
          <draw:text-box>
            <text:p text:style-name="P2">Т2</text:p>
          </draw:text-box>
        </draw:frame>
        <draw:custom-shape draw:style-name="gr12" draw:text-style-name="P1" draw:layer="layout" svg:width="6.088cm" svg:height="10.033cm" svg:x="1.019cm" svg:y="15.2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103cm" svg:height="0.746cm" svg:x="2.837cm" svg:y="18.529cm">
          <draw:text-box>
            <text:p text:style-name="P2">Т3</text:p>
          </draw:text-box>
        </draw:frame>
        <draw:custom-shape draw:style-name="gr5" draw:text-style-name="P7" draw:layer="layout" svg:width="1.504cm" svg:height="0.802cm" svg:x="6.045cm" svg:y="16.183cm">
          <text:p text:style-name="P6">S<text:span text:style-name="T1">2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5.845cm" svg:y="16.985cm">
          <text:p text:style-name="P6">S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745cm" svg:y="17.788cm">
          <text:p text:style-name="P6"><text:span text:style-name="T2">W</text:span>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6.246cm" svg:y="15.381cm">
          <text:p text:style-name="P6">S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644cm" svg:y="18.59cm">
          <text:p text:style-name="P6"><text:span text:style-name="T2">W</text:span><text:span text:style-name="T1">4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344cm" svg:y="20.194cm">
          <text:p text:style-name="P6">S<text:span text:style-name="T1">2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301cm" svg:y="20.996cm">
          <text:p text:style-name="P6">S<text:span text:style-name="T1">4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544cm" svg:y="19.413cm">
          <text:p text:style-name="P6">S<text:span text:style-name="T1">1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1cm" svg:y="22.6cm">
          <text:p text:style-name="P6"><text:span text:style-name="T2">W</text:span><text:span text:style-name="T1">2</text:span><text:span text:style-name="T1">,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cm" svg:y="23.402cm">
          <text:p text:style-name="P6"><text:span text:style-name="T2">W</text:span><text:span text:style-name="T1">4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5.201cm" svg:y="21.798cm">
          <text:p text:style-name="P6"><text:span text:style-name="T2">W</text:span><text:span text:style-name="T1">1</text:span><text:span text:style-name="T1">,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4.9cm" svg:y="24.204cm">
          <text:p text:style-name="P6"><text:span text:style-name="T2">S</text:span><text:span text:style-name="T1">1</text:span><text:span text:style-name="T1">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6.088cm" svg:height="10.033cm" svg:x="14.468cm" svg:y="15.22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103cm" svg:height="0.746cm" svg:x="17.635cm" svg:y="19.307cm">
          <draw:text-box>
            <text:p text:style-name="P2">Т4</text:p>
          </draw:text-box>
        </draw:frame>
        <draw:custom-shape draw:style-name="gr5" draw:text-style-name="P7" draw:layer="layout" svg:width="1.504cm" svg:height="0.802cm" svg:x="14.943cm" svg:y="16.182cm">
          <text:p text:style-name="P6">S<text:span text:style-name="T1">2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14.743cm" svg:y="16.984cm">
          <text:p text:style-name="P6">S<text:span text:style-name="T1">3</text:span><text:span text:style-name="T1">,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643cm" svg:y="17.787cm">
          <text:p text:style-name="P6"><text:span text:style-name="T2">W</text:span>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5.144cm" svg:y="15.38cm">
          <text:p text:style-name="P6">S<text:span text:style-name="T1">1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542cm" svg:y="18.589cm">
          <text:p text:style-name="P6"><text:span text:style-name="T2">W</text:span><text:span text:style-name="T1">3</text:span><text:span text:style-name="T1">,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242cm" svg:y="20.193cm">
          <text:p text:style-name="P6">S<text:span text:style-name="T1">2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199cm" svg:y="20.995cm">
          <text:p text:style-name="P6">S<text:span text:style-name="T1">3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442cm" svg:y="19.412cm">
          <text:p text:style-name="P6">S<text:span text:style-name="T1">1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3.998cm" svg:y="22.599cm">
          <text:p text:style-name="P6"><text:span text:style-name="T2">W</text:span><text:span text:style-name="T1">2</text:span><text:span text:style-name="T1">,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3.898cm" svg:y="23.401cm">
          <text:p text:style-name="P6"><text:span text:style-name="T2">W</text:span><text:span text:style-name="T1">3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504cm" svg:height="0.802cm" svg:x="14.099cm" svg:y="21.797cm">
          <text:p text:style-name="P6"><text:span text:style-name="T2">W</text:span><text:span text:style-name="T1">1</text:span><text:span text:style-name="T1">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504cm" svg:height="0.803cm" svg:x="13.798cm" svg:y="24.203cm">
          <text:p text:style-name="P6"><text:span text:style-name="T2">S</text:span><text:span text:style-name="T1">1</text:span><text:span text:style-name="T1">,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16.748cm" svg:y1="25.765cm" svg:x2="16.748cm" svg:y2="25.257cm">
          <text:p/>
        </draw:line>
        <draw:custom-shape draw:style-name="gr3" draw:text-style-name="P4" draw:layer="layout" svg:width="2.286cm" svg:height="1.134cm" svg:x="2.251cm" svg:y="25.80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4" draw:layer="layout" svg:x1="3.394cm" svg:y1="25.765cm" svg:x2="3.394cm" svg:y2="25.257cm">
          <text:p/>
        </draw:line>
        <draw:custom-shape draw:style-name="gr3" draw:text-style-name="P4" draw:layer="layout" svg:width="2.286cm" svg:height="1.134cm" svg:x="2.162cm" svg:y="12.97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4" draw:layer="layout" svg:x1="3.305cm" svg:y1="12.938cm" svg:x2="3.305cm" svg:y2="12.43cm">
          <text:p/>
        </draw:line>
        <draw:custom-shape draw:style-name="gr14" draw:text-style-name="P4" draw:layer="layout" svg:width="20.828cm" svg:height="26.924cm" svg:x="0.365cm" svg:y="0.61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3-14T03:15:47.354121174</dc:date>
    <meta:editing-duration>PT1H45M29S</meta:editing-duration>
    <meta:editing-cycles>17</meta:editing-cycles>
    <meta:generator>LibreOffice/5.4.5.1$Linux_X86_64 LibreOffice_project/40m0$Build-1</meta:generator>
    <meta:document-statistic meta:object-count="64"/>
  </office:meta>
</office:document-meta>
</file>